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499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achi_users" table:style-name="ta1">
        <table:table-column table:style-name="co1" table:number-columns-repeated="12" table:default-cell-style-name="ce3"/>
        <table:table-column table:style-name="co2" table:default-cell-style-name="ce6"/>
        <table:table-column table:style-name="co1" table:number-columns-repeated="1011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email_confirmed</text:p>
          </table:table-cell>
          <table:table-cell table:style-name="ce1" office:value-type="string" calcext:value-type="string">
            <text:p>registration_dat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timezone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userinfo</text:p>
          </table:table-cell>
          <table:table-cell table:style-name="ce1" office:value-type="string" calcext:value-type="string">
            <text:p>settings</text:p>
          </table:table-cell>
          <table:table-cell table:style-name="ce1"/>
          <table:table-cell table:style-name="ce5"/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ID пользователя, также уникальный ключ</text:p>
          </table:table-cell>
          <table:table-cell table:style-name="ce2" office:value-type="string" calcext:value-type="string">
            <text:p>Имя пользователя</text:p>
          </table:table-cell>
          <table:table-cell table:style-name="ce2" office:value-type="string" calcext:value-type="string">
            <text:p>Хеш пароля пользователя</text:p>
          </table:table-cell>
          <table:table-cell table:style-name="ce2" office:value-type="string" calcext:value-type="string">
            <text:p>Почтовый ящик пользователя</text:p>
          </table:table-cell>
          <table:table-cell table:style-name="ce2" office:value-type="string" calcext:value-type="string">
            <text:p>Подтверждён ли</text:p>
          </table:table-cell>
          <table:table-cell table:style-name="ce2" office:value-type="string" calcext:value-type="string">
            <text:p>Дата регистрации пользователя</text:p>
          </table:table-cell>
          <table:table-cell table:style-name="ce2" office:value-type="string" calcext:value-type="string">
            <text:p>Уровень пользователя, пересчитывается при добавлении очередного достижения</text:p>
          </table:table-cell>
          <table:table-cell table:style-name="ce2" office:value-type="string" calcext:value-type="string">
            <text:p>Часовой пояс пользователя</text:p>
          </table:table-cell>
          <table:table-cell table:style-name="ce2" office:value-type="string" calcext:value-type="string">
            <text:p>День рождения</text:p>
          </table:table-cell>
          <table:table-cell table:style-name="ce2" office:value-type="string" calcext:value-type="string">
            <text:p>Описание пользователя</text:p>
          </table:table-cell>
          <table:table-cell table:style-name="ce2" office:value-type="string" calcext:value-type="string">
            <text:p>Настройки будут как-то храниться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<text:a xlink:href="mailto:admin@achievement.su" xlink:type="simple">admin@achievement.su</text:a>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70-01-01" calcext:value-type="date">
            <text:p>01.01.7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1996-02-05" calcext:value-type="date">
            <text:p>05.02.96</text:p>
          </table:table-cell>
          <table:table-cell office:value-type="string" calcext:value-type="string">
            <text:p>Я не указал никакой информации о себе)))</text:p>
          </table:table-cell>
          <table:table-cell office:value-type="float" office:value="10010101" calcext:value-type="float">
            <text:p>100101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thman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<text:a xlink:href="mailto:earthman@mail.xtr" xlink:type="simple">earthman@mail.xtr</text:a>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70-01-01" calcext:value-type="date">
            <text:p>01.01.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1995-12-14" calcext:value-type="date">
            <text:p>14.12.95</text:p>
          </table:table-cell>
          <table:table-cell office:value-type="string" calcext:value-type="string">
            <text:p>Человек с Земли</text:p>
          </table:table-cell>
          <table:table-cell office:value-type="float" office:value="10010101" calcext:value-type="float">
            <text:p>1001010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tause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<text:a xlink:href="mailto:pseudolink@meta.info" xlink:type="simple">pseudolink@meta.info</text:a>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1970-01-01" calcext:value-type="date">
            <text:p>01.01.7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1998-06-10" calcext:value-type="date">
            <text:p>10.06.98</text:p>
          </table:table-cell>
          <table:table-cell office:value-type="string" calcext:value-type="string">
            <text:p>Бро админа ^_^</text:p>
          </table:table-cell>
          <table:table-cell office:value-type="float" office:value="10010101" calcext:value-type="float">
            <text:p>10010101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<text:a xlink:href="mailto:text@example.com" xlink:type="simple">text@example.com</text:a></text:p>
          </table:table-cell>
          <table:table-cell office:value-type="float" office:value="0" calcext:value-type="float">
            <text:p>0</text:p>
          </table:table-cell>
          <table:table-cell table:style-name="ce4" office:value-type="date" office:date-value="1970-01-01" calcext:value-type="date">
            <text:p>01.01.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date" office:date-value="1970-01-01" calcext:value-type="date">
            <text:p>01.01.70</text:p>
          </table:table-cell>
          <table:table-cell office:value-type="string" calcext:value-type="string">
            <text:p>Описание</text:p>
          </table:table-cell>
          <table:table-cell office:value-type="float" office:value="1111111" calcext:value-type="float">
            <text:p>111111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d_Marazmatick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<text:a xlink:href="mailto:ded@marazmus.com" xlink:type="simple">ded@marazmus.com</text:a></text:p>
          </table:table-cell>
          <table:table-cell office:value-type="float" office:value="0" calcext:value-type="float">
            <text:p>0</text:p>
          </table:table-cell>
          <table:table-cell table:style-name="ce4" office:value-type="date" office:date-value="1970-01-01" calcext:value-type="date">
            <text:p>01.01.70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style-name="ce4" office:value-type="date" office:date-value="1955-03-03" calcext:value-type="date">
            <text:p>03.03.55</text:p>
          </table:table-cell>
          <table:table-cell office:value-type="string" calcext:value-type="string">
            <text:p>Ворчун и негодовалец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hi_friends" table:style-name="ta1">
        <table:table-column table:style-name="co1" table:number-columns-repeated="3" table:default-cell-style-name="ce3"/>
        <table:table-column table:style-name="co2" table:default-cell-style-name="ce6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subscriber</text:p>
          </table:table-cell>
          <table:table-cell table:style-name="ce1" office:value-type="string" calcext:value-type="string">
            <text:p>subscribant</text:p>
          </table:table-cell>
          <table:table-cell table:style-name="ce1"/>
          <table:table-cell table:style-name="ce5"/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Отправитель заявки</text:p>
          </table:table-cell>
          <table:table-cell table:style-name="ce2" office:value-type="string" calcext:value-type="string">
            <text:p>Цель заявки</text:p>
          </table:table-cell>
          <table:table-cell table:style-name="ce2"/>
          <table:table-cell table:style-name="ce2" office:value-type="string" calcext:value-type="string">
            <text:p>//Если есть две записи, где отправитель a и цель b и где отправитель b и цель a, то люди — друзья. Так всё просто.</text:p>
          </table:table-cell>
          <table:table-cell table:style-name="ce2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Здесь я добавил бро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/Здесь бро добавил меня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/итого мы дружим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/А вот тут я добавил в друзья юзера ID#4, но тот не подтвердил заявку (либо ему это и не нужно, если у него система подписчиков)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hi_evements" table:style-name="ta1">
        <table:table-column table:style-name="co1" table:number-columns-repeated="12" table:default-cell-style-name="ce3"/>
        <table:table-column table:style-name="co2" table:default-cell-style-name="ce6"/>
        <table:table-column table:style-name="co1" table:number-columns-repeated="1011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ime_sent</text:p>
          </table:table-cell>
          <table:table-cell table:style-name="ce1" office:value-type="string" calcext:value-type="string">
            <text:p>time_se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mage</text:p>
          </table:table-cell>
          <table:table-cell table:style-name="ce1"/>
          <table:table-cell table:style-name="ce5"/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ID достижения, также ключ</text:p>
          </table:table-cell>
          <table:table-cell table:style-name="ce2" office:value-type="string" calcext:value-type="string">
            <text:p>ID пользователя-отправителя</text:p>
          </table:table-cell>
          <table:table-cell table:style-name="ce2" office:value-type="string" calcext:value-type="string">
            <text:p>ID пользователя-получателя</text:p>
          </table:table-cell>
          <table:table-cell table:style-name="ce2" office:value-type="string" calcext:value-type="string">
            <text:p>Статус принятия</text:p>
          </table:table-cell>
          <table:table-cell table:style-name="ce2" office:value-type="string" calcext:value-type="string">
            <text:p>Имя достижения</text:p>
          </table:table-cell>
          <table:table-cell table:style-name="ce2" office:value-type="string" calcext:value-type="string">
            <text:p>Описание достижения</text:p>
          </table:table-cell>
          <table:table-cell table:style-name="ce2" office:value-type="string" calcext:value-type="string">
            <text:p>Цвет рамочки достижения</text:p>
          </table:table-cell>
          <table:table-cell table:style-name="ce2" office:value-type="string" calcext:value-type="string">
            <text:p>Время отправки достижения (штамп)</text:p>
          </table:table-cell>
          <table:table-cell table:style-name="ce2" office:value-type="string" calcext:value-type="string">
            <text:p>Дата или время сути достижения, установленное пользователем (по желанию)</text:p>
          </table:table-cell>
          <table:table-cell table:style-name="ce2" office:value-type="string" calcext:value-type="string">
            <text:p>Уровень достижения</text:p>
          </table:table-cell>
          <table:table-cell table:style-name="ce2" office:value-type="string" calcext:value-type="string">
            <text:p>Адрес к картинке достижения (рандом стринг как в ВК)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Делом занялся</text:p>
          </table:table-cell>
          <table:table-cell office:value-type="string" calcext:value-type="string">
            <text:p>Наконец-то, ну ёпрст!</text:p>
          </table:table-cell>
          <table:table-cell office:value-type="string" calcext:value-type="string">
            <text:p>FF0000</text:p>
          </table:table-cell>
          <table:table-cell table:style-name="ce4" office:value-type="date" office:date-value="2015-09-09" calcext:value-type="date">
            <text:p>09.09.15</text:p>
          </table:table-cell>
          <table:table-cell table:style-name="ce4" office:value-type="date" office:date-value="2015-12-14" calcext:value-type="date">
            <text:p>14.12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k37qJFX.jpg</text:p>
          </table:table-cell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hi_comments" table:style-name="ta1">
        <table:table-column table:style-name="co1" table:number-columns-repeated="6" table:default-cell-style-name="ce3"/>
        <table:table-column table:style-name="co2" table:default-cell-style-name="ce6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hi</text:p>
          </table:table-cell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ime</text:p>
          </table:table-cell>
          <table:table-cell table:style-name="ce1"/>
          <table:table-cell table:style-name="ce5"/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Порядковый номер комментария, ключ</text:p>
          </table:table-cell>
          <table:table-cell table:style-name="ce7" office:value-type="string" calcext:value-type="string">
            <text:p>ID достижения, к которому относится комментарий</text:p>
          </table:table-cell>
          <table:table-cell table:style-name="ce7" office:value-type="string" calcext:value-type="string">
            <text:p>ID отправителя</text:p>
          </table:table-cell>
          <table:table-cell table:style-name="ce7" office:value-type="string" calcext:value-type="string">
            <text:p>Текст сообщения</text:p>
          </table:table-cell>
          <table:table-cell table:style-name="ce7" office:value-type="string" calcext:value-type="string">
            <text:p>Таймштамп, по нему и сортировка</text:p>
          </table:table-cell>
          <table:table-cell table:style-name="ce7"/>
          <table:table-cell table:style-name="ce8"/>
          <table:table-cell table:style-name="ce7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С регистрацией!</text:p>
          </table:table-cell>
          <table:table-cell table:style-name="ce4" office:value-type="date" office:date-value="2015-12-14" calcext:value-type="date">
            <text:p>14.12.15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hi_meta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rechecked</text:p>
          </table:table-cell>
          <table:table-cell table:style-name="ce1" table:number-columns-repeated="1023"/>
        </table:table-row>
        <table:table-row table:style-name="ro1">
          <table:table-cell table:style-name="ce8" office:value-type="string" calcext:value-type="string">
            <text:p>Поле с датой последней перепроверки. Если текущая дата не равна той, что в базе, сервер делает дополнительные ежесуточные действия. Может использоваться, например, для выдачи юбилейных достижений или какой-то техобслужки.</text:p>
          </table:table-cell>
          <table:table-cell table:style-name="ce2"/>
          <table:table-cell table:style-name="ce8" table:number-columns-repeated="1022"/>
        </table:table-row>
        <table:table-row table:style-name="ro1">
          <table:table-cell table:style-name="ce4" office:value-type="date" office:date-value="2015-10-09" calcext:value-type="date">
            <text:p>09.10.15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.00.0000</text:date>, <text:time style:data-style-name="N2" text:time-value="21:07:52.06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20:32:43.836000000</meta:creation-date>
    <dc:date>2019-07-14T21:11:11.576000000</dc:date>
    <meta:editing-duration>PT50M13S</meta:editing-duration>
    <meta:editing-cycles>25</meta:editing-cycles>
    <meta:generator>LibreOffice/6.2.2.2$Windows_X86_64 LibreOffice_project/2b840030fec2aae0fd2658d8d4f9548af4e3518d</meta:generator>
    <dc:creator>Ilya Eduardovich Palikov</dc:creator>
    <meta:document-statistic meta:table-count="5" meta:cell-count="151" meta:object-count="0"/>
  </office:meta>
</office:document-meta>
</file>